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 fo:margin-bottom="0in" fo:line-height="100%"/>
    </style:style>
    <style:style style:name="P2" style:parent-style-name="ListParagraph" style:list-style-name="LFO2" style:family="paragraph">
      <style:paragraph-properties fo:text-align="justify" fo:margin-bottom="0in" fo:line-height="100%"/>
    </style:style>
    <style:style style:name="P3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4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5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6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7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8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9" style:parent-style-name="ListParagraph" style:list-style-name="LFO3" style:family="paragraph">
      <style:paragraph-properties fo:text-align="justify" fo:margin-bottom="0in" fo:line-height="100%"/>
    </style:style>
    <style:style style:name="P10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11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12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13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14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15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16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17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18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19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20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21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22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23" style:parent-style-name="ListParagraph" style:list-style-name="LFO4" style:family="paragraph">
      <style:paragraph-properties fo:text-align="justify" fo:margin-bottom="0in" fo:line-height="100%"/>
    </style:style>
    <style:style style:name="P24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25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26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27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28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29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30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31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32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33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34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35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36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P37" style:parent-style-name="Normal" style:family="paragraph">
      <style:paragraph-properties fo:margin-bottom="0in" fo:margin-left="0.25in">
        <style:tab-stops/>
      </style:paragraph-properties>
    </style:style>
    <style:style style:name="P38" style:parent-style-name="Normal" style:family="paragraph">
      <style:paragraph-properties fo:margin-bottom="0in" fo:margin-left="0.25in">
        <style:tab-stops/>
      </style:paragraph-properties>
    </style:style>
    <style:style style:name="P39" style:parent-style-name="Normal" style:family="paragraph">
      <style:paragraph-properties fo:margin-bottom="0in" fo:margin-left="0.25in">
        <style:tab-stops/>
      </style:paragraph-properties>
    </style:style>
  </office:automatic-styles>
  <office:body>
    <office:text text:use-soft-page-breaks="true">
      <text:p text:style-name="P1">Tester<text:s/>reports.</text:p>
      <text:list text:style-name="LFO2" text:continue-numbering="true">
        <text:list-item>
          <text:p text:style-name="P2">Problems,</text:p>
        </text:list-item>
      </text:list>
      <text:p text:style-name="P3">No appointment page for software</text:p>
      <text:p text:style-name="P4">No some search engine<text:s/></text:p>
      <text:p text:style-name="P5">No some emergency field on it if doctors are busy</text:p>
      <text:p text:style-name="P6"/>
      <text:p text:style-name="P7">2.bug fix</text:p>
      <text:p text:style-name="P8">Added appointment page</text:p>
      <text:list text:style-name="LFO3" text:continue-numbering="true">
        <text:list-item>
          <text:p text:style-name="P9">Environment</text:p>
        </text:list-item>
      </text:list>
      <text:p text:style-name="P10">Device- doctors on call</text:p>
      <text:p text:style-name="P11">Operating<text:s/>system- windows, Linux</text:p>
      <text:p text:style-name="P12">Browser- any browser</text:p>
      <text:p text:style-name="P13">b. step to reproduce</text:p>
      <text:p text:style-name="P14">b.1 create an appointment page</text:p>
      <text:p text:style-name="P15">b.2 enter all the details</text:p>
      <text:p text:style-name="P16">b.3 click on<text:s/>next</text:p>
      <text:p text:style-name="P17">b.4<text:s/>a<text:s/>page<text:s/>behaviour works normal</text:p>
      <text:p text:style-name="P18">c. expected result:</text:p>
      <text:p text:style-name="P19">user should able to go on appointment page<text:s/></text:p>
      <text:p text:style-name="P20">d. actual result</text:p>
      <text:p text:style-name="P21">user is getting on appointment page</text:p>
      <text:p text:style-name="P22"><text:s/></text:p>
      <text:list text:style-name="LFO4" text:continue-numbering="true">
        <text:list-item>
          <text:p text:style-name="P23">Fix search engine filed for doctors</text:p>
        </text:list-item>
      </text:list>
      <text:p text:style-name="P24"/>
      <text:p text:style-name="P25">3.<text:s/>Device- doctors on call</text:p>
      <text:p text:style-name="P26">Operating system- windows, Linux</text:p>
      <text:p text:style-name="P27">Browser- any browser</text:p>
      <text:p text:style-name="P28">b. step to reproduce</text:p>
      <text:p text:style-name="P29">b.1 create a search field</text:p>
      <text:p text:style-name="P30">b.2 enter all the details</text:p>
      <text:p text:style-name="P31">b.3 click on next</text:p>
      <text:p text:style-name="P32">b.4 a page behaviour works normal</text:p>
      <text:p text:style-name="P33">c. expected result:</text:p>
      <text:p text:style-name="P34">user should able to go on search page<text:s/></text:p>
      <text:p text:style-name="P35">d. actual result</text:p>
      <text:p text:style-name="P36">user is getting on search page</text:p>
      <text:p text:style-name="P37"/>
      <text:p text:style-name="P38"/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Symbol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zzer run</meta:initial-creator>
    <dc:creator>rozzer run</dc:creator>
    <meta:creation-date>2019-05-21T16:20:00Z</meta:creation-date>
    <dc:date>2019-05-21T16:48:00Z</dc:date>
    <meta:template xlink:href="Normal.dotm" xlink:type="simple"/>
    <meta:editing-cycles>1</meta:editing-cycles>
    <meta:editing-duration>PT1680S</meta:editing-duration>
    <meta:document-statistic meta:page-count="1" meta:paragraph-count="1" meta:word-count="128" meta:character-count="857" meta:row-count="6" meta:non-whitespace-character-count="730"/>
  </office:meta>
</office:document-meta>
</file>